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loext:contextual-spacing="false"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Standard">
      <style:paragraph-properties fo:margin-left="0in" fo:margin-right="0in" fo:text-indent="0.1972in" style:auto-text-indent="false"/>
    </style:style>
    <style:style style:name="P8" style:family="paragraph" style:parent-style-name="Standard">
      <style:paragraph-properties fo:margin-left="0in" fo:margin-right="0in" fo:text-indent="0.1972in" style:auto-text-indent="false"/>
      <style:text-properties style:font-name="Times New Roman"/>
    </style:style>
    <style:style style:name="P9" style:family="paragraph" style:parent-style-name="Standard">
      <style:paragraph-properties fo:margin-left="0in" fo:margin-right="0in" fo:text-indent="0.1972in" style:auto-text-indent="false"/>
      <style:text-properties style:font-name="Times New Roman" style:font-name-complex="Times New Roman1"/>
    </style:style>
    <style:style style:name="P10" style:family="paragraph" style:parent-style-name="Standard">
      <style:paragraph-properties fo:margin-left="0in" fo:margin-right="0in" fo:text-indent="0.1972in" style:auto-text-indent="false"/>
      <style:text-properties style:font-name="Times New Roman" fo:language="pt" fo:country="BR" style:font-name-complex="Times New Roman1"/>
    </style:style>
    <style:style style:name="P11" style:family="paragraph" style:parent-style-name="Standard">
      <style:paragraph-properties fo:margin-left="0in" fo:margin-right="0in" fo:text-indent="0.1972in" style:auto-text-indent="false"/>
      <style:text-properties style:font-name="Times New Roman" fo:font-size="10pt" fo:language="pt" fo:country="BR" style:font-size-asian="10pt" style:font-name-complex="Times New Roman1" style:font-size-complex="10pt"/>
    </style:style>
    <style:style style:name="P12" style:family="paragraph" style:parent-style-name="Text_20_body">
      <style:paragraph-properties fo:margin-left="0in" fo:margin-right="0in" fo:text-indent="0.1972in" style:auto-text-indent="false"/>
    </style:style>
    <style:style style:name="P13" style:family="paragraph" style:parent-style-name="Text_20_body">
      <style:paragraph-properties fo:margin-left="0in" fo:margin-right="0in" fo:text-align="center" style:justify-single-word="false" fo:text-indent="0.1972in" style:auto-text-indent="false"/>
      <style:text-properties style:font-name="Times New Roman" fo:language="pt" fo:country="BR" style:font-name-complex="Times New Roman1"/>
    </style:style>
    <style:style style:name="P14" style:family="paragraph" style:parent-style-name="Text_20_body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style:font-name-complex="Times New Roman1"/>
    </style:style>
    <style:style style:name="P15" style:family="paragraph" style:parent-style-name="Text_20_body">
      <style:paragraph-properties fo:margin-left="0in" fo:margin-right="0in" fo:text-align="justify" style:justify-single-word="false" fo:text-indent="0.1972in" style:auto-text-indent="false" style:vertical-align="auto"/>
      <style:text-properties style:font-name="Times New Roman" fo:language="pt" fo:country="BR" style:font-name-complex="Times New Roman1"/>
    </style:style>
    <style:style style:name="P16" style:family="paragraph" style:parent-style-name="Text_20_body">
      <style:paragraph-properties fo:margin-left="0.1972in" fo:margin-right="0in" fo:text-indent="0in" style:auto-text-indent="false"/>
    </style:style>
    <style:style style:name="P17" style:family="paragraph" style:parent-style-name="Text_20_body">
      <style:paragraph-properties fo:margin-left="0.1972in" fo:margin-right="0in" fo:text-align="justify" style:justify-single-word="false" fo:text-indent="0in" style:auto-text-indent="false"/>
      <style:text-properties style:font-name="Times New Roman" fo:language="pt" fo:country="BR" style:font-name-complex="Times New Roman1"/>
    </style:style>
    <style:style style:name="P18" style:family="paragraph" style:parent-style-name="Standard" style:list-style-name="L1">
      <style:paragraph-properties fo:line-height="100%"/>
      <style:text-properties style:font-name="Times New Roman" fo:font-size="10pt" fo:language="pt" fo:country="BR" style:font-size-asian="10pt" style:font-name-complex="Times New Roman1" style:font-size-complex="10pt"/>
    </style:style>
    <style:style style:name="P19" style:family="paragraph" style:parent-style-name="Standard" style:list-style-name="L1">
      <style:text-properties style:font-name="Times New Roman" fo:font-size="10pt" fo:language="pt" fo:country="BR" style:font-size-asian="10pt" style:font-name-complex="Times New Roman1" style:font-size-complex="10pt"/>
    </style:style>
    <style:style style:name="P20" style:family="paragraph" style:parent-style-name="Standard" style:list-style-name="L1">
      <style:paragraph-properties fo:line-height="100%"/>
    </style:style>
    <style:style style:name="P21" style:family="paragraph" style:parent-style-name="Standard" style:master-page-name="Standard">
      <style:paragraph-properties fo:margin-left="0in" fo:margin-right="0in" fo:text-align="center" style:justify-single-word="false" fo:text-indent="0.1972in" style:auto-text-indent="false" style:page-number="auto"/>
    </style:style>
    <style:style style:name="P22" style:family="paragraph" style:parent-style-name="Standard">
      <style:paragraph-properties fo:margin-left="0in" fo:margin-right="0in" fo:text-indent="0.1972in" style:auto-text-indent="false"/>
    </style:style>
    <style:style style:name="P23" style:family="paragraph" style:parent-style-name="Heading_20_1">
      <style:paragraph-properties fo:margin-left="0in" fo:margin-right="0in" fo:text-indent="0.1972in" style:auto-text-indent="false"/>
    </style:style>
    <style:style style:name="P24" style:family="paragraph" style:parent-style-name="Heading_20_1" style:list-style-name="">
      <style:paragraph-properties fo:margin-left="0in" fo:margin-right="0in" fo:text-indent="0.1972in" style:auto-text-indent="false"/>
    </style:style>
    <style:style style:name="P25" style:family="paragraph" style:parent-style-name="Heading_20_1" style:list-style-name="">
      <style:paragraph-properties fo:margin-left="0in" fo:margin-right="0in" fo:text-indent="0.1972in" style:auto-text-indent="false"/>
      <style:text-properties style:font-name="Times New Roman" fo:language="pt" fo:country="BR" style:font-name-complex="Times New Roman1"/>
    </style:style>
    <style:style style:name="P26" style:family="paragraph" style:parent-style-name="Heading_20_1" style:list-style-name="">
      <style:paragraph-properties fo:margin-left="0in" fo:margin-right="0in" fo:text-indent="0.1972in" style:auto-text-indent="false"/>
      <style:text-properties style:font-name="Times New Roman" fo:font-size="10pt" fo:language="pt" fo:country="BR" fo:font-weight="normal" style:font-size-asian="10pt" style:font-weight-asian="normal" style:font-name-complex="Times New Roman1"/>
    </style:style>
    <style:style style:name="P27" style:family="paragraph" style:parent-style-name="Heading_20_1" style:list-style-name="">
      <style:paragraph-properties fo:margin-left="0in" fo:margin-right="0in" fo:text-indent="0.1972in" style:auto-text-indent="false"/>
      <style:text-properties style:font-name="Times New Roman" style:font-name-complex="Times New Roman1"/>
    </style:style>
    <style:style style:name="P28" style:family="paragraph" style:parent-style-name="Heading_20_1" style:list-style-name="">
      <style:paragraph-properties fo:margin-left="0.1972in" fo:margin-right="0in" fo:text-indent="0in" style:auto-text-indent="false" style:vertical-align="auto"/>
    </style:style>
    <style:style style:name="P29" style:family="paragraph" style:parent-style-name="Text_20_body" style:list-style-name="L2">
      <style:paragraph-properties fo:text-align="justify" style:justify-single-word="false"/>
      <style:text-properties style:font-name="Times New Roman" fo:language="pt" fo:country="BR" style:font-name-complex="Times New Roman1"/>
    </style:style>
    <style:style style:name="P30" style:family="paragraph" style:parent-style-name="Text_20_body" style:list-style-name="L3">
      <style:paragraph-properties fo:text-align="justify" style:justify-single-word="false"/>
      <style:text-properties style:font-name="Times New Roman" fo:language="pt" fo:country="BR" style:font-name-complex="Times New Roman1"/>
    </style:style>
    <style:style style:name="P31" style:family="paragraph" style:parent-style-name="Text_20_body" style:list-style-name="L4">
      <style:paragraph-properties fo:text-align="justify" style:justify-single-word="false"/>
      <style:text-properties style:font-name="Times New Roman" fo:language="pt" fo:country="BR" style:font-name-complex="Times New Roman1"/>
    </style:style>
    <style:style style:name="P32" style:family="paragraph" style:parent-style-name="Text_20_body" style:list-style-name="WWNum13">
      <style:paragraph-properties fo:text-align="justify" style:justify-single-word="false"/>
      <style:text-properties style:font-name="Times New Roman" fo:font-size="12pt" fo:language="pt" fo:country="BR" fo:font-weight="bold" style:font-size-asian="12pt" style:font-weight-asian="bold" style:font-name-complex="Times New Roman1" style:font-size-complex="12pt" style:font-weight-complex="bold"/>
    </style:style>
    <style:style style:name="P33" style:family="paragraph" style:parent-style-name="Text_20_body" style:list-style-name="WWNum5">
      <style:paragraph-properties fo:margin-left="0in" fo:margin-right="0in" fo:text-align="justify" style:justify-single-word="false" fo:text-indent="0.1972in" style:auto-text-indent="false" style:vertical-align="auto"/>
      <style:text-properties style:font-name="Times New Roman" fo:language="pt" fo:country="BR" style:font-name-complex="Times New Roman1"/>
    </style:style>
    <style:style style:name="P34" style:family="paragraph" style:parent-style-name="Text_20_body">
      <style:paragraph-properties fo:margin-left="0in" fo:margin-right="0in" fo:text-align="justify" style:justify-single-word="false" fo:text-indent="0.1972in" style:auto-text-indent="false"/>
    </style:style>
    <style:style style:name="P3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language="pt" fo:country="BR" style:font-name-complex="Times New Roman1"/>
    </style:style>
    <style:style style:name="P36" style:family="paragraph" style:parent-style-name="Text_20_body">
      <style:paragraph-properties fo:margin-left="0in" fo:margin-right="0in" fo:text-align="justify" style:justify-single-word="false" fo:text-indent="0in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weight="normal" style:font-weight-asian="normal" style:font-name-complex="Times New Roman1" style:font-weight-complex="normal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language="pt" fo:country="BR" style:font-name-complex="Times New Roman1"/>
    </style:style>
    <style:style style:name="T6" style:family="text">
      <style:text-properties style:font-name="Times New Roman" fo:language="pt" fo:country="BR" style:font-name-complex="Times New Roman1" style:font-size-complex="12pt"/>
    </style:style>
    <style:style style:name="T7" style:family="text">
      <style:text-properties style:font-name="Times New Roman" fo:font-size="10pt" fo:language="pt" fo:country="BR" style:font-size-asian="10pt" style:font-name-complex="Times New Roman1" style:font-size-complex="10pt"/>
    </style:style>
    <style:style style:name="T8" style:family="text">
      <style:text-properties style:font-name="Times New Roman" fo:font-size="10pt" fo:language="pt" fo:country="BR" fo:font-weight="bold" style:font-size-asian="10pt" style:font-weight-asian="bold" style:font-name-complex="Times New Roman1" style:font-size-complex="10pt" style:font-weight-complex="bold"/>
    </style:style>
    <style:style style:name="T9" style:family="text">
      <style:text-properties style:font-name="Times New Roman" fo:font-size="12pt" fo:language="pt" fo:country="BR" fo:font-weight="bold" style:font-size-asian="12pt" style:font-weight-asian="bold" style:font-name-complex="Times New Roman1" style:font-size-complex="12pt" style:font-weight-complex="bold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3">Memória Virtual</text:span><text:span text:style-name="T4"><text:line-break/></text:span><text:span text:style-name="T3">Caso de Uso: Listar Usuários</text:span></text:p>
      <text:p text:style-name="P13"/>
      <text:h text:style-name="P24" text:outline-level="1"><text:span text:style-name="T5">1<text:tab/>.</text:span><text:span text:style-name="T5">Breve Descrição</text:span></text:h>
      <text:p text:style-name="P14"/>
      <text:p text:style-name="P14"><text:tab/>Ao ser solicitado o sistema deverá apresentar uma tabela contendo os usuários cadastrados. Cada usuário que for visualizar a lista verá uma lista diferente de acordo com seu tipo de usuário, considerando que todos podem abrir a janela extra com as informações detalhadas, mas somente dos usuários de sua área.</text:p>
      <text:p text:style-name="P14"/>
      <text:h text:style-name="P25" text:outline-level="1">2<text:tab/>.Breve Descrição dos Atores</text:h>
      <text:p text:style-name="P10"><text:tab/></text:p>
      <text:p text:style-name="P11"><text:tab/>Usuários que poderão requisitar a lista podem ser: Administrador, Gerente, Revisor ou Catalogador.</text:p>
      <text:h text:style-name="P26" text:outline-level="1"/>
      <text:h text:style-name="P24" text:outline-level="1"><text:span text:style-name="T5">3</text:span><text:span text:style-name="T5"><text:tab/>. </text:span><text:span text:style-name="T5">Pré-condições</text:span></text:h>
      <text:p text:style-name="P14"><text:tab/>O usuário deve estar logado no sistema.</text:p>
      <text:p text:style-name="P14"/>
      <text:h text:style-name="P24" text:outline-level="1"><text:span text:style-name="T6">4<text:tab/></text:span><text:span text:style-name="T6">. </text:span><text:span text:style-name="T6">Fluxo Básico de eventos<text:line-break/></text:span></text:h>
      <text:list xml:id="list2586666309994538701" text:style-name="L1">
        <text:list-item>
          <text:p text:style-name="P18">O usuário clica na aba USUÁRIOS do sistema Memória Virtual.</text:p>
        </text:list-item>
        <text:list-item>
          <text:p text:style-name="P20"><text:span text:style-name="T7">O sistema mostra então a tela de USUÁRIOS adicionada da lista de todos os usuários do sistema para visualização.</text:span></text:p>
        </text:list-item>
        <text:list-item>
          <text:p text:style-name="P19">Caso de Uso termina. </text:p>
        </text:list-item>
      </text:list>
      <text:p text:style-name="P15"/>
      <text:p text:style-name="P15"/>
      <text:h text:style-name="P24" text:outline-level="1"><text:span text:style-name="T5">4<text:tab/>.</text:span><text:span text:style-name="T5">Fluxos Alternativos</text:span></text:h>
      <text:h text:style-name="P27" text:outline-level="1"/>
      <text:h text:style-name="P28" text:outline-level="1"><text:span text:style-name="T5">4.1 </text:span><text:span text:style-name="T5">Fluxo Alternativo 1 </text:span></text:h>
      <text:p text:style-name="P4"/>
      <text:p text:style-name="P14">Se no passo 2 do Fluxo Básico não existir nenhum usuário cadastrado, então: <text:s/></text:p>
      <text:list xml:id="list6795071348905135407" text:style-name="WWNum5">
        <text:list-item>
          <text:p text:style-name="P33">A tela aparece normalmente, porém a lista está vazia, não aparecendo usuários.</text:p>
        </text:list-item>
        <text:list-item>
          <text:p text:style-name="P33">O caso de uso termina.</text:p>
        </text:list-item>
      </text:list>
      <text:p text:style-name="P15"/>
      <text:p text:style-name="P12"><text:span text:style-name="T9">4.2 </text:span><text:span text:style-name="T9">Fluxo Alternativo 2 </text:span></text:p>
      <text:p text:style-name="P17">Se no passo 2 do Fluxo Básico o usuário que está utilizando o sistema for um Revisor, então:</text:p>
      <text:list xml:id="list3550544755447033880" text:style-name="L4">
        <text:list-item>
          <text:p text:style-name="P31">O sistema mostra a tela de USUÁRIOS adicionada da lista dos usuários que fazem parte da área de gerência do Revisor para visualização</text:p>
        </text:list-item>
        <text:list-item>
          <text:p text:style-name="P31">Ao lado de cada usuário há um link para mais informações. </text:p>
        </text:list-item>
        <text:list-item>
          <text:p text:style-name="P31"><text:soft-page-break/>Quando clicado, esse link causa a abertura de uma janela com as seguintes informações:</text:p>
          <text:list>
            <text:list-item>
              <text:p text:style-name="P31">Nome completo</text:p>
            </text:list-item>
            <text:list-item>
              <text:p text:style-name="P31">ID</text:p>
            </text:list-item>
            <text:list-item>
              <text:p text:style-name="P31">E-mail</text:p>
            </text:list-item>
            <text:list-item>
              <text:p text:style-name="P31">Telefone</text:p>
            </text:list-item>
          </text:list>
        </text:list-item>
        <text:list-item>
          <text:p text:style-name="P31">Quando a janela é fechada a lista continua aparecendo.</text:p>
        </text:list-item>
        <text:list-item>
          <text:p text:style-name="P31">Fim do caso de uso.</text:p>
        </text:list-item>
      </text:list>
      <text:p text:style-name="P35"/>
      <text:p text:style-name="P35"/>
      <text:p text:style-name="P16"><text:span text:style-name="T9">4.3 </text:span><text:span text:style-name="T9">Fluxo Alternativo 3</text:span></text:p>
      <text:p text:style-name="P17">Se no passo 2 do Fluxo Básico o usuário que está utilizando o sistema for um Gerente, então:</text:p>
      <text:list xml:id="list4874851218836757358" text:style-name="L3">
        <text:list-item>
          <text:p text:style-name="P30">O sistema mostra a tela de USUÁRIOS adicionada da lista dos usuários que fazem parte da área do Gerente para visualização</text:p>
        </text:list-item>
        <text:list-item>
          <text:p text:style-name="P30">Ao lado de cada usuário há um link para mais informações e um botão que leva para a página de exclusão com os dados deste usuário. </text:p>
        </text:list-item>
        <text:list-item>
          <text:p text:style-name="P30">Quando clicado, esse link causa a abertura da página de edição com os dados deste usuário.</text:p>
        </text:list-item>
        <text:list-item>
          <text:p text:style-name="P30">Fim do caso de uso.</text:p>
        </text:list-item>
      </text:list>
      <text:list xml:id="list4813884349893750435" text:style-name="WWNum13">
        <text:list-header>
          <text:p text:style-name="P32"/>
        </text:list-header>
      </text:list>
      <text:p text:style-name="P12"><text:span text:style-name="T9">4.5 </text:span><text:span text:style-name="T9">Fluxo Alternativo 4</text:span></text:p>
      <text:p text:style-name="P34"><text:span text:style-name="T5">Se no passo 2 do Fluxo Básico o usuário que está utilizando o sistema for um Administrador, então:</text:span></text:p>
      <text:list xml:id="list488409250585840905" text:style-name="L2">
        <text:list-item>
          <text:p text:style-name="P29">O sistema mostra a tela de USUÁRIOS adicionada da lista de todos os usuários</text:p>
        </text:list-item>
        <text:list-item>
          <text:p text:style-name="P29">Ao lado de cada usuário há um link para mais informações e um botão que leva para a página de exclusão com os dados deste usuário. </text:p>
        </text:list-item>
        <text:list-item>
          <text:p text:style-name="P29">Quando clicado, esse link causa a abertura da página de edição com os dados deste usuário.</text:p>
        </text:list-item>
        <text:list-item>
          <text:p text:style-name="P29">Fim do caso de uso.</text:p>
        </text:list-item>
      </text:list>
      <text:p text:style-name="P36"><text:span text:style-name="T9"/></text:p>
      <text:p text:style-name="P14"/>
      <text:h text:style-name="P23" text:outline-level="1" text:is-list-header="true"><text:span text:style-name="T4">5 <text:s text:c="4"/>Pós-condições</text:span></text:h>
      <text:p text:style-name="P9"/>
      <text:p text:style-name="P7"><text:span text:style-name="T8">Fluxo Básico:</text:span><text:span text:style-name="T7"> Não há alteração na base de dados do sistema.</text:span></text:p>
      <text:p text:style-name="P7"><text:span text:style-name="T8">Fluxo Alternativo 1:</text:span><text:span text:style-name="T7"> Não há alteração na base de dados do sistema.</text:span></text:p>
      <text:p text:style-name="P7"><text:span text:style-name="T8">Fluxo Alternativo 2:</text:span><text:span text:style-name="T7"> Não há alteração na base de dados do sistema.</text:span></text:p>
      <text:p text:style-name="P7"><text:span text:style-name="T8">Fluxo Alternativo 3:</text:span><text:span text:style-name="T7"> Não há alteração na base de dados do sistema</text:span></text:p>
      <text:p text:style-name="P7"><text:span text:style-name="T8">Fluxo Alternativo 4:</text:span><text:span text:style-name="T7"> Não há alteração na base de dados do sistema.</text:span></text:p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loext:contextual-spacing="false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loext:contextual-spacing="false" fo:margin-top="0.0417in" fo:margin-bottom="0.0417in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.2" style:family="table-row">
      <style:table-row-properties style:min-row-height="0.3528in" style:keep-together="true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loext:contextual-spacing="false"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font-name="Times New Roman" fo:font-weight="normal" style:font-weight-asian="normal" style:font-name-complex="Times New Roman1" style:font-weight-complex="normal"/>
    </style:style>
    <style:style style:name="MT3" style:family="text">
      <style:text-properties fo:font-size="10pt" style:font-size-asian="10pt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-<text:span text:style-name="MT1"> </text:span><text:span text:style-name="MT2">Listar Usuários</text:span>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<text:s text:c="2"/>Data: <text:s/>&lt;30/10/2016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3">Página </text:span><text:span text:style-name="Page_20_Number"><text:span text:style-name="MT3"><text:page-number text:select-page="current">1</text:page-number></text:span></text:span><text:span text:style-name="Page_20_Number"><text:span text:style-name="MT3"> de </text:span></text:span><text:span text:style-name="Page_20_Number"><text:span text:style-name="MT4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use-case name&gt;</dc:title>
    <dc:subject>&lt;project&gt;</dc:subject>
    <meta:creation-date>2010-06-10T16:16:04.93</meta:creation-date>
    <meta:editing-cycles>12</meta:editing-cycles>
    <meta:editing-duration>PT1H47M32S</meta:editing-duration>
    <meta:generator>OpenOffice/4.1.3$Win32 OpenOffice.org_project/413m1$Build-9783</meta:generator>
    <dc:date>2017-10-11T16:09:18.36</dc:date>
    <dc:creator>Jayro Boy</dc:creator>
    <meta:document-statistic meta:table-count="2" meta:image-count="1" meta:object-count="0" meta:page-count="2" meta:paragraph-count="53" meta:word-count="533" meta:character-count="2947"/>
  </office:meta>
</office:document-meta>
</file>